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a016" officeooo:paragraph-rsid="001fa016"/>
    </style:style>
    <style:style style:name="P2" style:family="paragraph" style:parent-style-name="Standard">
      <style:text-properties officeooo:rsid="001fa016" officeooo:paragraph-rsid="0021013f"/>
    </style:style>
    <style:style style:name="P3" style:family="paragraph" style:parent-style-name="Standard">
      <style:text-properties officeooo:rsid="001fa016" officeooo:paragraph-rsid="0021d315"/>
    </style:style>
    <style:style style:name="P4" style:family="paragraph" style:parent-style-name="Standard">
      <style:text-properties officeooo:rsid="001fa016" officeooo:paragraph-rsid="0021e80d"/>
    </style:style>
    <style:style style:name="P5" style:family="paragraph" style:parent-style-name="Standard">
      <style:text-properties officeooo:rsid="001fa016" officeooo:paragraph-rsid="00241cac"/>
    </style:style>
    <style:style style:name="P6" style:family="paragraph" style:parent-style-name="Standard">
      <style:text-properties officeooo:paragraph-rsid="00241cac"/>
    </style:style>
    <style:style style:name="P7" style:family="paragraph" style:parent-style-name="Standard">
      <style:text-properties fo:color="#ffbf00" officeooo:rsid="0025133c" officeooo:paragraph-rsid="0025133c"/>
    </style:style>
    <style:style style:name="P8" style:family="paragraph" style:parent-style-name="Standard">
      <style:text-properties fo:color="#000000" officeooo:rsid="0021013f" officeooo:paragraph-rsid="0021013f" fo:background-color="transparent"/>
    </style:style>
    <style:style style:name="P9" style:family="paragraph" style:parent-style-name="Standard">
      <style:text-properties fo:color="#000000" fo:font-weight="normal" officeooo:rsid="0034b18d" officeooo:paragraph-rsid="0034b18d" fo:background-color="#ffff00" style:font-weight-asian="normal" style:font-weight-complex="normal"/>
    </style:style>
    <style:style style:name="P10" style:family="paragraph" style:parent-style-name="Standard">
      <style:text-properties officeooo:rsid="0021117e" officeooo:paragraph-rsid="0021117e" fo:background-color="#ffff00"/>
    </style:style>
    <style:style style:name="P11" style:family="paragraph" style:parent-style-name="Standard">
      <style:text-properties officeooo:rsid="0021d315" officeooo:paragraph-rsid="0021d315" fo:background-color="#ffff00"/>
    </style:style>
    <style:style style:name="P12" style:family="paragraph" style:parent-style-name="Standard">
      <style:text-properties fo:font-weight="bold" officeooo:rsid="0021117e" officeooo:paragraph-rsid="0021d315" style:font-weight-asian="bold" style:font-weight-complex="bold"/>
    </style:style>
    <style:style style:name="P13" style:family="paragraph" style:parent-style-name="Standard">
      <style:text-properties officeooo:rsid="0021117e" officeooo:paragraph-rsid="0022954a" fo:background-color="transparent"/>
    </style:style>
    <style:style style:name="P14" style:family="paragraph" style:parent-style-name="Standard">
      <style:text-properties fo:font-weight="normal" officeooo:rsid="00245dad" officeooo:paragraph-rsid="00245dad" fo:background-color="transparent" style:font-weight-asian="normal" style:font-weight-complex="normal"/>
    </style:style>
    <style:style style:name="P15" style:family="paragraph" style:parent-style-name="Standard">
      <style:text-properties fo:font-weight="normal" officeooo:rsid="002a0498" officeooo:paragraph-rsid="002a0498" fo:background-color="transparent" style:font-weight-asian="normal" style:font-weight-complex="normal"/>
    </style:style>
    <style:style style:name="P16" style:family="paragraph" style:parent-style-name="Standard">
      <style:text-properties officeooo:paragraph-rsid="0025133c"/>
    </style:style>
    <style:style style:name="P17" style:family="paragraph" style:parent-style-name="Standard">
      <style:text-properties officeooo:paragraph-rsid="002c1176"/>
    </style:style>
    <style:style style:name="P18" style:family="paragraph" style:parent-style-name="Standard">
      <style:text-properties officeooo:paragraph-rsid="0034b18d"/>
    </style:style>
    <style:style style:name="P19" style:family="paragraph" style:parent-style-name="Standard" style:list-style-name="L1">
      <style:text-properties officeooo:paragraph-rsid="001fa016"/>
    </style:style>
    <style:style style:name="P20" style:family="paragraph" style:parent-style-name="Standard" style:list-style-name="L1">
      <style:text-properties officeooo:rsid="001fa016" officeooo:paragraph-rsid="001fa016"/>
    </style:style>
    <style:style style:name="P21" style:family="paragraph" style:parent-style-name="Standard" style:list-style-name="L2">
      <style:text-properties officeooo:rsid="001fa016" officeooo:paragraph-rsid="001fa016"/>
    </style:style>
    <style:style style:name="P22" style:family="paragraph" style:parent-style-name="Standard" style:list-style-name="L1">
      <style:text-properties officeooo:rsid="00285d41" officeooo:paragraph-rsid="00285d41"/>
    </style:style>
    <style:style style:name="P23" style:family="paragraph" style:parent-style-name="Standard" style:list-style-name="L3">
      <style:text-properties officeooo:rsid="00285d41" officeooo:paragraph-rsid="00285d41"/>
    </style:style>
    <style:style style:name="P24" style:family="paragraph" style:parent-style-name="Standard" style:list-style-name="L3">
      <style:text-properties officeooo:rsid="00285d41" officeooo:paragraph-rsid="0029ae3d"/>
    </style:style>
    <style:style style:name="P25" style:family="paragraph" style:parent-style-name="Standard" style:list-style-name="L1">
      <style:text-properties officeooo:rsid="0029ae3d" officeooo:paragraph-rsid="0029ae3d"/>
    </style:style>
    <style:style style:name="P26" style:family="paragraph" style:parent-style-name="Standard" style:list-style-name="L1">
      <style:text-properties fo:color="#000000" fo:font-weight="normal" officeooo:rsid="0033d855" officeooo:paragraph-rsid="0033d855" style:font-weight-asian="normal" style:font-weight-complex="normal"/>
    </style:style>
    <style:style style:name="P27" style:family="paragraph" style:parent-style-name="Standard" style:list-style-name="L4">
      <style:text-properties fo:color="#000000" fo:font-weight="normal" officeooo:rsid="0033d855" officeooo:paragraph-rsid="0033d855" style:font-weight-asian="normal" style:font-weight-complex="normal"/>
    </style:style>
    <style:style style:name="P28" style:family="paragraph" style:parent-style-name="Standard" style:list-style-name="L5">
      <style:text-properties fo:color="#000000" fo:font-weight="normal" officeooo:rsid="0033d855" officeooo:paragraph-rsid="0033d855" fo:background-color="transparent" style:font-weight-asian="normal" style:font-weight-complex="normal"/>
    </style:style>
    <style:style style:name="P29" style:family="paragraph" style:parent-style-name="Standard" style:list-style-name="L3">
      <style:text-properties fo:color="#000000" officeooo:paragraph-rsid="002c1176"/>
    </style:style>
    <style:style style:name="P30" style:family="paragraph" style:parent-style-name="Standard" style:list-style-name="L5">
      <style:text-properties fo:color="#000000" officeooo:rsid="002d4278" officeooo:paragraph-rsid="002d4278"/>
    </style:style>
    <style:style style:name="P31" style:family="paragraph" style:parent-style-name="Standard" style:list-style-name="L2">
      <style:text-properties officeooo:paragraph-rsid="0021013f"/>
    </style:style>
    <style:style style:name="P32" style:family="paragraph" style:parent-style-name="Standard" style:list-style-name="L2">
      <style:text-properties officeooo:paragraph-rsid="0021117e"/>
    </style:style>
    <style:style style:name="P33" style:family="paragraph" style:parent-style-name="Standard" style:list-style-name="L2">
      <style:text-properties officeooo:paragraph-rsid="0021d315"/>
    </style:style>
    <style:style style:name="P34" style:family="paragraph" style:parent-style-name="Standard" style:list-style-name="L2">
      <style:text-properties officeooo:paragraph-rsid="0021e80d"/>
    </style:style>
    <style:style style:name="P35" style:family="paragraph" style:parent-style-name="Standard" style:list-style-name="L2">
      <style:text-properties officeooo:paragraph-rsid="0022954a"/>
    </style:style>
    <style:style style:name="P36" style:family="paragraph" style:parent-style-name="Standard" style:list-style-name="L2">
      <style:text-properties officeooo:paragraph-rsid="00241cac"/>
    </style:style>
    <style:style style:name="P37" style:family="paragraph" style:parent-style-name="Standard" style:list-style-name="L2">
      <style:text-properties officeooo:paragraph-rsid="00245dad"/>
    </style:style>
    <style:style style:name="P38" style:family="paragraph" style:parent-style-name="Standard" style:list-style-name="L2">
      <style:text-properties officeooo:rsid="0021013f" officeooo:paragraph-rsid="0021013f"/>
    </style:style>
    <style:style style:name="P39" style:family="paragraph" style:parent-style-name="Standard" style:list-style-name="L2">
      <style:text-properties officeooo:rsid="0021117e" officeooo:paragraph-rsid="0021117e"/>
    </style:style>
    <style:style style:name="P40" style:family="paragraph" style:parent-style-name="Standard" style:list-style-name="L2">
      <style:text-properties officeooo:rsid="0021d315" officeooo:paragraph-rsid="0021d315"/>
    </style:style>
    <style:style style:name="P41" style:family="paragraph" style:parent-style-name="Standard" style:list-style-name="L2">
      <style:text-properties officeooo:rsid="0021d315" officeooo:paragraph-rsid="0021d315" fo:background-color="transparent"/>
    </style:style>
    <style:style style:name="P42" style:family="paragraph" style:parent-style-name="Standard" style:list-style-name="L2">
      <style:text-properties officeooo:rsid="0022954a" officeooo:paragraph-rsid="0022954a"/>
    </style:style>
    <style:style style:name="P43" style:family="paragraph" style:parent-style-name="Standard" style:list-style-name="L2">
      <style:text-properties fo:font-weight="bold" officeooo:rsid="0021117e" officeooo:paragraph-rsid="0021e80d" style:font-weight-asian="bold" style:font-weight-complex="bold"/>
    </style:style>
    <style:style style:name="P44" style:family="paragraph" style:parent-style-name="Standard" style:list-style-name="L2">
      <style:text-properties fo:font-weight="bold" officeooo:rsid="0021117e" officeooo:paragraph-rsid="00241cac" style:font-weight-asian="bold" style:font-weight-complex="bold"/>
    </style:style>
    <style:style style:name="P45" style:family="paragraph" style:parent-style-name="Standard" style:list-style-name="L3">
      <style:text-properties officeooo:paragraph-rsid="00241cac"/>
    </style:style>
    <style:style style:name="P46" style:family="paragraph" style:parent-style-name="Standard" style:list-style-name="L3">
      <style:text-properties officeooo:paragraph-rsid="00245dad"/>
    </style:style>
    <style:style style:name="P47" style:family="paragraph" style:parent-style-name="Standard" style:list-style-name="L3">
      <style:text-properties officeooo:paragraph-rsid="0025133c"/>
    </style:style>
    <style:style style:name="P48" style:family="paragraph" style:parent-style-name="Standard" style:list-style-name="L3">
      <style:text-properties officeooo:paragraph-rsid="0029ae3d"/>
    </style:style>
    <style:style style:name="P49" style:family="paragraph" style:parent-style-name="Standard" style:list-style-name="L3">
      <style:text-properties fo:font-weight="normal" officeooo:rsid="00241cac" officeooo:paragraph-rsid="00241cac" fo:background-color="transparent" style:font-weight-asian="normal" style:font-weight-complex="normal"/>
    </style:style>
    <style:style style:name="P50" style:family="paragraph" style:parent-style-name="Standard" style:list-style-name="L3">
      <style:text-properties fo:font-weight="normal" officeooo:rsid="00245dad" officeooo:paragraph-rsid="00245dad" fo:background-color="transparent" style:font-weight-asian="normal" style:font-weight-complex="normal"/>
    </style:style>
    <style:style style:name="P51" style:family="paragraph" style:parent-style-name="Standard" style:list-style-name="L4">
      <style:text-properties officeooo:paragraph-rsid="0034b18d"/>
    </style:style>
    <style:style style:name="P52" style:family="paragraph" style:parent-style-name="Standard" style:list-style-name="L3">
      <style:text-properties officeooo:rsid="002a0498" officeooo:paragraph-rsid="002a0498"/>
    </style:style>
    <style:style style:name="P53" style:family="paragraph" style:parent-style-name="Standard" style:list-style-name="L5">
      <style:text-properties officeooo:paragraph-rsid="002dbb14"/>
    </style:style>
    <style:style style:name="P54" style:family="paragraph" style:parent-style-name="Standard" style:list-style-name="L5">
      <style:text-properties officeooo:paragraph-rsid="002f71b1"/>
    </style:style>
    <style:style style:name="P55" style:family="paragraph" style:parent-style-name="Standard" style:list-style-name="L5">
      <style:text-properties officeooo:rsid="0032ac76" officeooo:paragraph-rsid="0032ac76"/>
    </style:style>
    <style:style style:name="P56" style:family="paragraph" style:parent-style-name="Standard" style:list-style-name="L5">
      <style:text-properties officeooo:rsid="0033d855" officeooo:paragraph-rsid="0033d855"/>
    </style:style>
    <style:style style:name="T1" style:family="text">
      <style:text-properties officeooo:rsid="001fa016"/>
    </style:style>
    <style:style style:name="T2" style:family="text">
      <style:text-properties fo:color="#c9211e"/>
    </style:style>
    <style:style style:name="T3" style:family="text">
      <style:text-properties fo:color="#c9211e" officeooo:rsid="001fa016"/>
    </style:style>
    <style:style style:name="T4" style:family="text">
      <style:text-properties fo:color="#c9211e" fo:font-weight="bold" style:font-weight-asian="bold" style:font-weight-complex="bold"/>
    </style:style>
    <style:style style:name="T5" style:family="text">
      <style:text-properties fo:background-color="#ffff00" loext:char-shading-value="0"/>
    </style:style>
    <style:style style:name="T6" style:family="text">
      <style:text-properties officeooo:rsid="0021117e" fo:background-color="#ffff00" loext:char-shading-value="0"/>
    </style:style>
    <style:style style:name="T7" style:family="text">
      <style:text-properties officeooo:rsid="0021d315" fo:background-color="#ffff00" loext:char-shading-value="0"/>
    </style:style>
    <style:style style:name="T8" style:family="text">
      <style:text-properties officeooo:rsid="0022954a" fo:background-color="#ffff00" loext:char-shading-value="0"/>
    </style:style>
    <style:style style:name="T9" style:family="text">
      <style:text-properties officeooo:rsid="00241cac" fo:background-color="#ffff00" loext:char-shading-value="0"/>
    </style:style>
    <style:style style:name="T10" style:family="text">
      <style:text-properties fo:font-weight="bold" style:font-weight-asian="bold" style:font-weight-complex="bold"/>
    </style:style>
    <style:style style:name="T11" style:family="text">
      <style:text-properties fo:font-weight="bold" officeooo:rsid="0021013f" style:font-weight-asian="bold" style:font-weight-complex="bold"/>
    </style:style>
    <style:style style:name="T12" style:family="text">
      <style:text-properties fo:font-weight="bold" officeooo:rsid="0021117e" style:font-weight-asian="bold" style:font-weight-complex="bold"/>
    </style:style>
    <style:style style:name="T13" style:family="text">
      <style:text-properties fo:font-weight="bold" fo:background-color="#ffff00" loext:char-shading-value="0" style:font-weight-asian="bold" style:font-weight-complex="bold"/>
    </style:style>
    <style:style style:name="T14" style:family="text">
      <style:text-properties fo:font-weight="bold" officeooo:rsid="00241cac" fo:background-color="#ffff00" loext:char-shading-value="0" style:font-weight-asian="bold" style:font-weight-complex="bold"/>
    </style:style>
    <style:style style:name="T15" style:family="text">
      <style:text-properties fo:font-weight="bold" officeooo:rsid="00245dad" fo:background-color="#ffff00" loext:char-shading-value="0" style:font-weight-asian="bold" style:font-weight-complex="bold"/>
    </style:style>
    <style:style style:name="T16" style:family="text">
      <style:text-properties fo:font-weight="bold" fo:background-color="transparent" loext:char-shading-value="0" style:font-weight-asian="bold" style:font-weight-complex="bold"/>
    </style:style>
    <style:style style:name="T17" style:family="text">
      <style:text-properties fo:font-weight="bold" officeooo:rsid="001fa016" fo:background-color="transparent" loext:char-shading-value="0" style:font-weight-asian="bold" style:font-weight-complex="bold"/>
    </style:style>
    <style:style style:name="T18" style:family="text">
      <style:text-properties fo:font-weight="bold" officeooo:rsid="0021d315" fo:background-color="transparent" loext:char-shading-value="0" style:font-weight-asian="bold" style:font-weight-complex="bold"/>
    </style:style>
    <style:style style:name="T19" style:family="text">
      <style:text-properties fo:font-weight="bold" officeooo:rsid="00245dad" fo:background-color="transparent" loext:char-shading-value="0" style:font-weight-asian="bold" style:font-weight-complex="bold"/>
    </style:style>
    <style:style style:name="T20" style:family="text">
      <style:text-properties fo:font-weight="bold" officeooo:rsid="0025133c" fo:background-color="transparent" loext:char-shading-value="0" style:font-weight-asian="bold" style:font-weight-complex="bold"/>
    </style:style>
    <style:style style:name="T21" style:family="text">
      <style:text-properties fo:font-weight="bold" officeooo:rsid="00241cac" fo:background-color="transparent" loext:char-shading-value="0" style:font-weight-asian="bold" style:font-weight-complex="bold"/>
    </style:style>
    <style:style style:name="T22" style:family="text">
      <style:text-properties fo:background-color="transparent" loext:char-shading-value="0"/>
    </style:style>
    <style:style style:name="T23" style:family="text">
      <style:text-properties officeooo:rsid="0021d315" fo:background-color="transparent" loext:char-shading-value="0"/>
    </style:style>
    <style:style style:name="T24" style:family="text">
      <style:text-properties officeooo:rsid="0022954a" fo:background-color="transparent" loext:char-shading-value="0"/>
    </style:style>
    <style:style style:name="T25" style:family="text">
      <style:text-properties officeooo:rsid="0021117e" fo:background-color="transparent" loext:char-shading-value="0"/>
    </style:style>
    <style:style style:name="T26" style:family="text">
      <style:text-properties officeooo:rsid="00241cac" fo:background-color="transparent" loext:char-shading-value="0"/>
    </style:style>
    <style:style style:name="T27" style:family="text">
      <style:text-properties officeooo:rsid="00245dad" fo:background-color="transparent" loext:char-shading-value="0"/>
    </style:style>
    <style:style style:name="T28" style:family="text">
      <style:text-properties officeooo:rsid="002a0498" fo:background-color="transparent" loext:char-shading-value="0"/>
    </style:style>
    <style:style style:name="T29" style:family="text">
      <style:text-properties officeooo:rsid="0021013f"/>
    </style:style>
    <style:style style:name="T30" style:family="text">
      <style:text-properties fo:color="#2a6099" officeooo:rsid="0021013f" fo:background-color="transparent" loext:char-shading-value="0"/>
    </style:style>
    <style:style style:name="T31" style:family="text">
      <style:text-properties fo:background-color="#158466" loext:char-shading-value="0"/>
    </style:style>
    <style:style style:name="T32" style:family="text">
      <style:text-properties fo:background-color="#ffaa95" loext:char-shading-value="0"/>
    </style:style>
    <style:style style:name="T33" style:family="text">
      <style:text-properties fo:background-color="#ff8000" loext:char-shading-value="0"/>
    </style:style>
    <style:style style:name="T34" style:family="text">
      <style:text-properties fo:background-color="#b3cac7" loext:char-shading-value="0"/>
    </style:style>
    <style:style style:name="T35" style:family="text">
      <style:text-properties fo:background-color="#ffe994" loext:char-shading-value="0"/>
    </style:style>
    <style:style style:name="T36" style:family="text">
      <style:text-properties fo:color="#000000"/>
    </style:style>
    <style:style style:name="T37" style:family="text">
      <style:text-properties fo:color="#000000" officeooo:rsid="0021013f" fo:background-color="transparent" loext:char-shading-value="0"/>
    </style:style>
    <style:style style:name="T38" style:family="text">
      <style:text-properties fo:color="#000000" fo:font-style="italic" fo:font-weight="bold" officeooo:rsid="0021117e" style:font-style-asian="italic" style:font-weight-asian="bold" style:font-style-complex="italic" style:font-weight-complex="bold"/>
    </style:style>
    <style:style style:name="T39" style:family="text">
      <style:text-properties fo:color="#000000" fo:font-style="italic" fo:font-weight="bold" officeooo:rsid="0034b18d" fo:background-color="transparent" loext:char-shading-value="0" style:font-style-asian="italic" style:font-weight-asian="bold" style:font-style-complex="italic" style:font-weight-complex="bold"/>
    </style:style>
    <style:style style:name="T40" style:family="text">
      <style:text-properties fo:color="#000000" fo:font-style="italic" fo:font-weight="bold" officeooo:rsid="0034b18d" fo:background-color="#ffff00" loext:char-shading-value="0" style:font-style-asian="italic" style:font-weight-asian="bold" style:font-style-complex="italic" style:font-weight-complex="bold"/>
    </style:style>
    <style:style style:name="T41" style:family="text">
      <style:text-properties fo:color="#000000" fo:font-weight="bold" fo:background-color="transparent" loext:char-shading-value="0" style:font-weight-asian="bold" style:font-weight-complex="bold"/>
    </style:style>
    <style:style style:name="T42" style:family="text">
      <style:text-properties fo:color="#000000" fo:font-weight="bold" officeooo:rsid="002a0498" fo:background-color="transparent" loext:char-shading-value="0" style:font-weight-asian="bold" style:font-weight-complex="bold"/>
    </style:style>
    <style:style style:name="T43" style:family="text">
      <style:text-properties fo:color="#000000" fo:font-weight="bold" officeooo:rsid="0025133c" fo:background-color="transparent" loext:char-shading-value="0" style:font-weight-asian="bold" style:font-weight-complex="bold"/>
    </style:style>
    <style:style style:name="T44" style:family="text">
      <style:text-properties fo:color="#000000" fo:font-weight="bold" officeooo:rsid="002c1176" fo:background-color="transparent" loext:char-shading-value="0" style:font-weight-asian="bold" style:font-weight-complex="bold"/>
    </style:style>
    <style:style style:name="T45" style:family="text">
      <style:text-properties fo:color="#000000" fo:font-weight="bold" officeooo:rsid="0034b18d" fo:background-color="transparent" loext:char-shading-value="0" style:font-weight-asian="bold" style:font-weight-complex="bold"/>
    </style:style>
    <style:style style:name="T46" style:family="text">
      <style:text-properties fo:color="#000000" fo:font-weight="bold" officeooo:rsid="0034b18d" fo:background-color="#ffff00" loext:char-shading-value="0" style:font-weight-asian="bold" style:font-weight-complex="bold"/>
    </style:style>
    <style:style style:name="T47" style:family="text">
      <style:text-properties fo:color="#000000" fo:font-weight="normal" fo:background-color="transparent" loext:char-shading-value="0" style:font-weight-asian="normal" style:font-weight-complex="normal"/>
    </style:style>
    <style:style style:name="T48" style:family="text">
      <style:text-properties fo:color="#000000" fo:font-weight="normal" officeooo:rsid="002d4278" fo:background-color="transparent" loext:char-shading-value="0" style:font-weight-asian="normal" style:font-weight-complex="normal"/>
    </style:style>
    <style:style style:name="T49" style:family="text">
      <style:text-properties fo:color="#000000" fo:font-weight="normal" officeooo:rsid="002dbb14" fo:background-color="transparent" loext:char-shading-value="0" style:font-weight-asian="normal" style:font-weight-complex="normal"/>
    </style:style>
    <style:style style:name="T50" style:family="text">
      <style:text-properties fo:color="#000000" fo:font-weight="normal" officeooo:rsid="003116ae" fo:background-color="transparent" loext:char-shading-value="0" style:font-weight-asian="normal" style:font-weight-complex="normal"/>
    </style:style>
    <style:style style:name="T51" style:family="text">
      <style:text-properties fo:color="#000000" fo:font-weight="normal" officeooo:rsid="002c1176" fo:background-color="transparent" loext:char-shading-value="0" style:font-weight-asian="normal" style:font-weight-complex="normal"/>
    </style:style>
    <style:style style:name="T52" style:family="text">
      <style:text-properties fo:color="#000000" fo:font-weight="normal" officeooo:rsid="002f71b1" fo:background-color="transparent" loext:char-shading-value="0" style:font-weight-asian="normal" style:font-weight-complex="normal"/>
    </style:style>
    <style:style style:name="T53" style:family="text">
      <style:text-properties fo:color="#000000" fo:font-weight="normal" officeooo:rsid="0033d855" fo:background-color="transparent" loext:char-shading-value="0" style:font-weight-asian="normal" style:font-weight-complex="normal"/>
    </style:style>
    <style:style style:name="T54" style:family="text">
      <style:text-properties fo:color="#000000" fo:font-weight="normal" officeooo:rsid="0034b18d" fo:background-color="transparent" loext:char-shading-value="0" style:font-weight-asian="normal" style:font-weight-complex="normal"/>
    </style:style>
    <style:style style:name="T55" style:family="text">
      <style:text-properties fo:color="#000000" fo:font-weight="normal" officeooo:rsid="002a0498" fo:background-color="transparent" loext:char-shading-value="0" style:font-weight-asian="normal" style:font-weight-complex="normal"/>
    </style:style>
    <style:style style:name="T56" style:family="text">
      <style:text-properties fo:color="#000000" fo:font-weight="normal" officeooo:rsid="0034b18d" fo:background-color="#ffff00" loext:char-shading-value="0" style:font-weight-asian="normal" style:font-weight-complex="normal"/>
    </style:style>
    <style:style style:name="T57" style:family="text">
      <style:text-properties officeooo:rsid="0021117e"/>
    </style:style>
    <style:style style:name="T58" style:family="text">
      <style:text-properties fo:color="#ff0000"/>
    </style:style>
    <style:style style:name="T59" style:family="text">
      <style:text-properties fo:color="#ff0000" officeooo:rsid="0021117e"/>
    </style:style>
    <style:style style:name="T60" style:family="text">
      <style:text-properties fo:color="#ff0000" fo:background-color="transparent" loext:char-shading-value="0"/>
    </style:style>
    <style:style style:name="T61" style:family="text">
      <style:text-properties fo:color="#ff0000" officeooo:rsid="0021117e" fo:background-color="transparent" loext:char-shading-value="0"/>
    </style:style>
    <style:style style:name="T62" style:family="text">
      <style:text-properties fo:color="#ff0000" fo:font-weight="normal" fo:background-color="transparent" loext:char-shading-value="0" style:font-weight-asian="normal" style:font-weight-complex="normal"/>
    </style:style>
    <style:style style:name="T63" style:family="text">
      <style:text-properties fo:color="#ff0000" fo:font-weight="normal" officeooo:rsid="0021117e" fo:background-color="transparent" loext:char-shading-value="0" style:font-weight-asian="normal" style:font-weight-complex="normal"/>
    </style:style>
    <style:style style:name="T64" style:family="text">
      <style:text-properties fo:color="#ff0000" fo:font-weight="normal" officeooo:rsid="00241cac" fo:background-color="transparent" loext:char-shading-value="0" style:font-weight-asian="normal" style:font-weight-complex="normal"/>
    </style:style>
    <style:style style:name="T65" style:family="text">
      <style:text-properties fo:color="#ff0000" fo:font-weight="normal" officeooo:rsid="00245dad" fo:background-color="transparent" loext:char-shading-value="0" style:font-weight-asian="normal" style:font-weight-complex="normal"/>
    </style:style>
    <style:style style:name="T66" style:family="text">
      <style:text-properties fo:color="#ff0000" fo:font-weight="normal" officeooo:rsid="0029ae3d" fo:background-color="transparent" loext:char-shading-value="0" style:font-weight-asian="normal" style:font-weight-complex="normal"/>
    </style:style>
    <style:style style:name="T67" style:family="text">
      <style:text-properties fo:color="#ff0000" fo:font-weight="normal" officeooo:rsid="0034b18d" fo:background-color="transparent" loext:char-shading-value="0" style:font-weight-asian="normal" style:font-weight-complex="normal"/>
    </style:style>
    <style:style style:name="T68" style:family="text">
      <style:text-properties fo:color="#ff0000" fo:font-weight="normal" officeooo:rsid="0033d855" fo:background-color="transparent" loext:char-shading-value="0" style:font-weight-asian="normal" style:font-weight-complex="normal"/>
    </style:style>
    <style:style style:name="T69" style:family="text">
      <style:text-properties fo:color="#ff0000" fo:font-weight="normal" officeooo:rsid="002c1176" fo:background-color="transparent" loext:char-shading-value="0" style:font-weight-asian="normal" style:font-weight-complex="normal"/>
    </style:style>
    <style:style style:name="T70" style:family="text">
      <style:text-properties fo:color="#ff0000" fo:font-weight="normal" officeooo:rsid="002dbb14" fo:background-color="transparent" loext:char-shading-value="0" style:font-weight-asian="normal" style:font-weight-complex="normal"/>
    </style:style>
    <style:style style:name="T71" style:family="text">
      <style:text-properties fo:color="#ff0000" fo:font-weight="bold" fo:background-color="transparent" loext:char-shading-value="0" style:font-weight-asian="bold" style:font-weight-complex="bold"/>
    </style:style>
    <style:style style:name="T72" style:family="text">
      <style:text-properties officeooo:rsid="0021d315"/>
    </style:style>
    <style:style style:name="T73" style:family="text">
      <style:text-properties fo:font-style="italic" fo:font-weight="bold" fo:background-color="transparent" loext:char-shading-value="0" style:font-style-asian="italic" style:font-weight-asian="bold" style:font-style-complex="italic" style:font-weight-complex="bold"/>
    </style:style>
    <style:style style:name="T74" style:family="text">
      <style:text-properties fo:font-style="italic" fo:font-weight="bold" officeooo:rsid="0021117e" fo:background-color="transparent" loext:char-shading-value="0" style:font-style-asian="italic" style:font-weight-asian="bold" style:font-style-complex="italic" style:font-weight-complex="bold"/>
    </style:style>
    <style:style style:name="T75" style:family="text">
      <style:text-properties fo:font-style="italic" fo:font-weight="bold" officeooo:rsid="00245dad" fo:background-color="transparent" loext:char-shading-value="0" style:font-style-asian="italic" style:font-weight-asian="bold" style:font-style-complex="italic" style:font-weight-complex="bold"/>
    </style:style>
    <style:style style:name="T76" style:family="text">
      <style:text-properties fo:font-style="italic" fo:font-weight="bold" officeooo:rsid="0022954a" fo:background-color="transparent" loext:char-shading-value="0" style:font-style-asian="italic" style:font-weight-asian="bold" style:font-style-complex="italic" style:font-weight-complex="bold"/>
    </style:style>
    <style:style style:name="T77" style:family="text">
      <style:text-properties fo:font-style="italic" fo:font-weight="bold" officeooo:rsid="00241cac" fo:background-color="transparent" loext:char-shading-value="0" style:font-style-asian="italic" style:font-weight-asian="bold" style:font-style-complex="italic" style:font-weight-complex="bold"/>
    </style:style>
    <style:style style:name="T78" style:family="text">
      <style:text-properties fo:font-style="italic" fo:font-weight="bold" officeooo:rsid="0029ae3d" fo:background-color="transparent" loext:char-shading-value="0" style:font-style-asian="italic" style:font-weight-asian="bold" style:font-style-complex="italic" style:font-weight-complex="bold"/>
    </style:style>
    <style:style style:name="T79" style:family="text">
      <style:text-properties fo:color="#55308d" officeooo:rsid="0021117e"/>
    </style:style>
    <style:style style:name="T80" style:family="text">
      <style:text-properties fo:color="#55308d" officeooo:rsid="0021013f"/>
    </style:style>
    <style:style style:name="T81" style:family="text">
      <style:text-properties fo:color="#55308d" fo:font-style="italic" fo:font-weight="bold" officeooo:rsid="0021117e" fo:background-color="transparent" loext:char-shading-value="0" style:font-style-asian="italic" style:font-weight-asian="bold" style:font-style-complex="italic" style:font-weight-complex="bold"/>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021117e" fo:background-color="transparent" loext:char-shading-value="0" style:font-weight-asian="normal" style:font-weight-complex="normal"/>
    </style:style>
    <style:style style:name="T84" style:family="text">
      <style:text-properties fo:font-weight="normal" officeooo:rsid="00241cac" fo:background-color="transparent" loext:char-shading-value="0" style:font-weight-asian="normal" style:font-weight-complex="normal"/>
    </style:style>
    <style:style style:name="T85" style:family="text">
      <style:text-properties fo:font-weight="normal" officeooo:rsid="0021d315" fo:background-color="transparent" loext:char-shading-value="0" style:font-weight-asian="normal" style:font-weight-complex="normal"/>
    </style:style>
    <style:style style:name="T86" style:family="text">
      <style:text-properties fo:font-weight="normal" officeooo:rsid="00245dad" fo:background-color="transparent" loext:char-shading-value="0" style:font-weight-asian="normal" style:font-weight-complex="normal"/>
    </style:style>
    <style:style style:name="T87" style:family="text">
      <style:text-properties fo:font-weight="normal" officeooo:rsid="0026fafc" fo:background-color="transparent" loext:char-shading-value="0" style:font-weight-asian="normal" style:font-weight-complex="normal"/>
    </style:style>
    <style:style style:name="T88" style:family="text">
      <style:text-properties fo:font-weight="normal" officeooo:rsid="0029ae3d" fo:background-color="transparent" loext:char-shading-value="0" style:font-weight-asian="normal" style:font-weight-complex="normal"/>
    </style:style>
    <style:style style:name="T89" style:family="text">
      <style:text-properties fo:font-weight="normal" officeooo:rsid="00370705" fo:background-color="transparent" loext:char-shading-value="0" style:font-weight-asian="normal" style:font-weight-complex="normal"/>
    </style:style>
    <style:style style:name="T90" style:family="text">
      <style:text-properties fo:font-weight="normal" fo:background-color="#ffff00" loext:char-shading-value="0" style:font-weight-asian="normal" style:font-weight-complex="normal"/>
    </style:style>
    <style:style style:name="T91" style:family="text">
      <style:text-properties fo:font-weight="normal" officeooo:rsid="0021117e" fo:background-color="#ffff00" loext:char-shading-value="0" style:font-weight-asian="normal" style:font-weight-complex="normal"/>
    </style:style>
    <style:style style:name="T92" style:family="text">
      <style:text-properties fo:font-weight="normal" officeooo:rsid="0021d315" fo:background-color="#ffff00" loext:char-shading-value="0" style:font-weight-asian="normal" style:font-weight-complex="normal"/>
    </style:style>
    <style:style style:name="T93" style:family="text">
      <style:text-properties fo:font-weight="normal" officeooo:rsid="00241cac" fo:background-color="#ffff00" loext:char-shading-value="0" style:font-weight-asian="normal" style:font-weight-complex="normal"/>
    </style:style>
    <style:style style:name="T94" style:family="text">
      <style:text-properties fo:font-weight="normal" officeooo:rsid="00245dad" fo:background-color="#ffff00" loext:char-shading-value="0" style:font-weight-asian="normal" style:font-weight-complex="normal"/>
    </style:style>
    <style:style style:name="T95" style:family="text">
      <style:text-properties fo:color="#ffbf00" fo:font-weight="bold" officeooo:rsid="0025133c" fo:background-color="transparent" loext:char-shading-value="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The </text:span><text:span text:style-name="T4">find</text:span><text:span text:style-name="T10"> command general notes</text:span> </text:p>
      <text:list xml:id="list1460155522" text:style-name="L1">
        <text:list-item>
          <text:p text:style-name="P19"><text:span text:style-name="T17">The default behaviour <text:s/>is to list every file and every folder that is lower down in our folder system than the current folder that we are in.</text:span><text:span text:style-name="T1"> Including listing our own current folder </text:span></text:p>
        </text:list-item>
        <text:list-item>
          <text:p text:style-name="P20">The command can be filtered to specific: <text:span text:style-name="T32">depth</text:span>, <text:span text:style-name="T35">type(files or directories),</text:span><text:span text:style-name="T31"> </text:span><text:span text:style-name="T33">name</text:span>, <text:span text:style-name="T34">file size</text:span></text:p>
        </text:list-item>
        <text:list-item>
          <text:p text:style-name="P20">able to execute specific actions towards your captured results </text:p>
        </text:list-item>
        <text:list-item>
          <text:p text:style-name="P19"><text:span text:style-name="T1">The </text:span><text:span text:style-name="T3">locate</text:span><text:span text:style-name="T1"> vs </text:span><text:span text:style-name="T3">find</text:span><text:span text:style-name="T1"> command i</text:span></text:p>
        </text:list-item>
        <text:list-item>
          <text:p text:style-name="P19"><text:span text:style-name="T1">The </text:span><text:span text:style-name="T3">find</text:span><text:span text:style-name="T1"> command lists every file and every folder in our computer if our terminal position is all the way in the top. A bit slower <text:s/>than the locate command but also does not require updating </text:span></text:p>
        </text:list-item>
        <text:list-item>
          <text:p text:style-name="P19"><text:span text:style-name="T1">The </text:span><text:span text:style-name="T3">locate</text:span><text:span text:style-name="T1"> command will only lists files not folders. Also, only lists the files from the database. But faster than the find command. However, for the mos up to date results you need to update the data base using </text:span><text:span text:style-name="T3">updatedb</text:span></text:p>
        </text:list-item>
        <text:list-item>
          <text:p text:style-name="P22"><text:span text:style-name="T3">T</text:span><text:span text:style-name="T2">he location where you want to look at comes after </text:span><text:span text:style-name="T4">find</text:span><text:span text:style-name="T2"> </text:span></text:p>
        </text:list-item>
        <text:list-item>
          <text:p text:style-name="P25"><text:span text:style-name="T36">To stop the command line from running</text:span><text:span text:style-name="T2"> Ctrl C</text:span></text:p>
        </text:list-item>
        <text:list-item>
          <text:p text:style-name="P26"><text:span text:style-name="T28">T</text:span><text:span text:style-name="T22">he </text:span><text:span text:style-name="T5">-exec</text:span><text:span text:style-name="T22"> allows you perform actions on the results you get from the </text:span><text:span text:style-name="T60">find</text:span><text:span text:style-name="T22"> command </text:span></text:p>
        </text:list-item>
        <text:list-item>
          <text:p text:style-name="P26"><text:span text:style-name="T22">The </text:span><text:span text:style-name="T5">-exec </text:span><text:span text:style-name="T22">option must end with a \;</text:span></text:p>
        </text:list-item>
      </text:list>
      <text:p text:style-name="P1"/>
      <text:p text:style-name="P1"/>
      <text:p text:style-name="P1"><text:span text:style-name="T10">The </text:span><text:span text:style-name="T4">find</text:span><text:span text:style-name="T10"> command examples</text:span> <text:span text:style-name="T29">(</text:span><text:span text:style-name="T11">default</text:span><text:span text:style-name="T29"> options)</text:span></text:p>
      <text:list xml:id="list3841483044" text:style-name="L2">
        <text:list-item>
          <text:p text:style-name="P21"><text:span text:style-name="T80">Exp 1</text:span><text:span text:style-name="T29">. </text:span>find every folder in your documents folder, while you are not in your document folder within the terminal -&gt; <text:span text:style-name="T2">find</text:span> ~/Documents </text:p>
          <text:list>
            <text:list-item>
              <text:p text:style-name="P38">The results will be showing the full path</text:p>
            </text:list-item>
          </text:list>
        </text:list-item>
        <text:list-item>
          <text:p text:style-name="P31"><text:span text:style-name="T80">Exp 2.</text:span><text:span text:style-name="T29"> </text:span><text:span text:style-name="T1">find every folder in your documents folder, while you your document folder within the terminal -&gt; </text:span><text:span text:style-name="T3">find</text:span><text:span text:style-name="T1"> /Documents </text:span></text:p>
          <text:list>
            <text:list-item>
              <text:p text:style-name="P31"><text:span text:style-name="T29">The results will be </text:span><text:span text:style-name="T11">not</text:span><text:span text:style-name="T29"> showing the full path. They will start with </text:span><text:span text:style-name="T30">./</text:span><text:span text:style-name="T37"> </text:span></text:p>
            </text:list-item>
          </text:list>
        </text:list-item>
      </text:list>
      <text:p text:style-name="P8"/>
      <text:p text:style-name="P2"><text:span text:style-name="T10">The </text:span><text:span text:style-name="T4">find</text:span><text:span text:style-name="T10"> command </text:span><text:span text:style-name="T11">notes/</text:span><text:span text:style-name="T10">examples</text:span> <text:span text:style-name="T29">( </text:span><text:span text:style-name="T32">depth</text:span><text:span text:style-name="T11"> control</text:span><text:span text:style-name="T29">)</text:span></text:p>
      <text:list xml:id="list170321555721160" text:continue-numbering="true" text:style-name="L2">
        <text:list-item>
          <text:p text:style-name="P39">To control the depth you must use the <text:span text:style-name="T5">-maxdepth</text:span> <text:span text:style-name="T7">number</text:span><text:span text:style-name="T72"> </text:span>option. This option must be followed by a <text:span text:style-name="T5">number</text:span> to indicate the depth of searches you want to do</text:p>
          <text:list>
            <text:list-item>
              <text:p text:style-name="P40">There is a speace between <text:span text:style-name="T5">maxdepth</text:span> and the <text:span text:style-name="T5">number</text:span> -&gt; <text:span text:style-name="T57">-</text:span><text:span text:style-name="T6">maxdepth 2</text:span></text:p>
            </text:list-item>
            <text:list-item>
              <text:p text:style-name="P39">The <text:span text:style-name="T5">-maxdepth </text:span><text:span text:style-name="T22">has only one dash, because there many options for the find command</text:span></text:p>
            </text:list-item>
          </text:list>
        </text:list-item>
        <text:list-item>
          <text:p text:style-name="P31"><text:span text:style-name="T29">Start by making </text:span><text:span text:style-name="T57">the following folders -&gt; </text:span><text:span text:style-name="T12">level0&gt;level1&gt;level2&gt;level3</text:span><text:span text:style-name="T57">. Inside </text:span><text:span text:style-name="T12">level0</text:span><text:span text:style-name="T57"> there is </text:span><text:span text:style-name="T12">file1.txt.</text:span><text:span text:style-name="T57"> Inside </text:span><text:span text:style-name="T12">level1</text:span><text:span text:style-name="T57"> there is </text:span><text:span text:style-name="T12">file2.txt</text:span><text:span text:style-name="T57">. Inside </text:span><text:span text:style-name="T12">level2</text:span><text:span text:style-name="T57"> there is </text:span><text:span text:style-name="T12">file3.txt</text:span></text:p>
        </text:list-item>
        <text:list-item>
          <text:p text:style-name="P32"><text:span text:style-name="T38">Exp1</text:span><text:span text:style-name="T79"> </text:span><text:span text:style-name="T57">find every </text:span><text:span text:style-name="T72">file/folder</text:span><text:span text:style-name="T57"> in the desktop directory with level 2 depth -&gt; </text:span><text:span text:style-name="T59">find</text:span><text:span text:style-name="T57"> ~/Desktop/ -</text:span><text:span text:style-name="T6">maxdepth 2</text:span></text:p>
        </text:list-item>
      </text:list>
      <text:p text:style-name="P10"/>
      <text:p text:style-name="P3"><text:span text:style-name="T10">The </text:span><text:span text:style-name="T4">find</text:span><text:span text:style-name="T10"> command </text:span><text:span text:style-name="T11">notes/</text:span><text:span text:style-name="T10">examples</text:span> <text:span text:style-name="T29">( </text:span><text:span text:style-name="T35">type(files or directories)</text:span><text:span text:style-name="T29">)</text:span></text:p>
      <text:list xml:id="list170321632940425" text:continue-numbering="true" text:style-name="L2">
        <text:list-item>
          <text:p text:style-name="P33"><text:span text:style-name="T57">To </text:span><text:span text:style-name="T72">search for just files or just directories you must use the </text:span><text:span text:style-name="T7">-type </text:span><text:span text:style-name="T23">option</text:span></text:p>
          <text:list>
            <text:list-item>
              <text:p text:style-name="P40"><text:span text:style-name="T22">to search for </text:span><text:span text:style-name="T16">files</text:span><text:span text:style-name="T22"> type -&gt; </text:span><text:span text:style-name="T5">-type f</text:span></text:p>
            </text:list-item>
            <text:list-item>
              <text:p text:style-name="P33"><text:span text:style-name="T23">to search for </text:span><text:span text:style-name="T18">directories</text:span><text:span text:style-name="T23"> or </text:span><text:span text:style-name="T18">folders</text:span><text:span text:style-name="T23"> type -&gt; </text:span><text:span text:style-name="T7">-type d</text:span></text:p>
            </text:list-item>
          </text:list>
        </text:list-item>
        <text:list-item>
          <text:p text:style-name="P33"><text:span text:style-name="T72">if you are using the</text:span><text:span text:style-name="T7"> -type</text:span><text:span text:style-name="T72"> option with </text:span><text:span text:style-name="T7">-maxdepth</text:span><text:span text:style-name="T72"> option. Then the -maxdepth option must go first </text:span></text:p>
        </text:list-item>
      </text:list>
      <text:p text:style-name="P12"/>
      <text:list xml:id="list170321805390930" text:continue-numbering="true" text:style-name="L2">
        <text:list-item>
          <text:p text:style-name="P41"><text:span text:style-name="T38">Exp1</text:span><text:span text:style-name="T57"> find every folder in the desktop directory with level 2 depth -&gt; </text:span><text:span text:style-name="T59">find</text:span><text:span text:style-name="T57"> ~/Desktop/ </text:span><text:span text:style-name="T6">-</text:span><text:span text:style-name="T5">maxdepth 2</text:span> -<text:span text:style-name="T5">type d</text:span></text:p>
        </text:list-item>
      </text:list>
      <text:p text:style-name="P11"/>
      <text:p text:style-name="P11"/>
      <text:p text:style-name="P11"/>
      <text:p text:style-name="P11"><text:soft-page-break/></text:p>
      <text:p text:style-name="P11"/>
      <text:p text:style-name="P11"/>
      <text:p text:style-name="P11"/>
      <text:p text:style-name="P4"><text:span text:style-name="T10">The </text:span><text:span text:style-name="T4">find</text:span><text:span text:style-name="T10"> command </text:span><text:span text:style-name="T11">notes/</text:span><text:span text:style-name="T10">examples</text:span> <text:span text:style-name="T29">( </text:span><text:span text:style-name="T33">name</text:span><text:span text:style-name="T29">)</text:span></text:p>
      <text:list xml:id="list170320659619092" text:continue-numbering="true" text:style-name="L2">
        <text:list-item>
          <text:p text:style-name="P34"><text:span text:style-name="T57">To </text:span><text:span text:style-name="T72">search for just files or just directories you must use the </text:span><text:span text:style-name="T7">-</text:span><text:span text:style-name="T8">name</text:span><text:span text:style-name="T7"> </text:span><text:span text:style-name="T23">option </text:span><text:span text:style-name="T24">followed by </text:span><text:span text:style-name="T8">“enter_something_here”</text:span></text:p>
        </text:list-item>
        <text:list-item>
          <text:p text:style-name="P42"><text:span text:style-name="T5">To use the -name </text:span><text:span text:style-name="T22">option but searching using a case insensitive method you must add </text:span><text:span text:style-name="T5">i </text:span><text:span text:style-name="T22">to the</text:span><text:span text:style-name="T5"> -name </text:span><text:span text:style-name="T22">option -&gt; </text:span><text:span text:style-name="T5">-iname</text:span></text:p>
        </text:list-item>
        <text:list-item>
          <text:p text:style-name="P34"><text:span text:style-name="T72">if you are using the</text:span><text:span text:style-name="T7"> -</text:span><text:span text:style-name="T8">name</text:span><text:span text:style-name="T72"> option with </text:span><text:span text:style-name="T7">-maxdepth</text:span><text:span text:style-name="T72"> option. Then the -maxdepth option must go first </text:span></text:p>
          <text:p text:style-name="P43"/>
        </text:list-item>
        <text:list-item>
          <text:p text:style-name="P34"><text:span text:style-name="T74">Exp1</text:span><text:span text:style-name="T25"> find </text:span><text:span text:style-name="T24">file1.txt in t</text:span><text:span text:style-name="T25">he desktop directory -&gt; </text:span><text:span text:style-name="T61">find</text:span><text:span text:style-name="T25"> ~/Desktop/ </text:span><text:span text:style-name="T6">-</text:span><text:span text:style-name="T8">name “file1.txt”</text:span></text:p>
        </text:list-item>
        <text:list-item>
          <text:p text:style-name="P35"><text:span text:style-name="T74">Exp</text:span><text:span text:style-name="T76">2</text:span><text:span text:style-name="T25"> find </text:span><text:span text:style-name="T24">every .txt file in t</text:span><text:span text:style-name="T25">he desktop directory -&gt; </text:span><text:span text:style-name="T61">find</text:span><text:span text:style-name="T25"> ~/Desktop/ </text:span><text:span text:style-name="T6">-</text:span><text:span text:style-name="T8">name “*.txt”</text:span></text:p>
        </text:list-item>
        <text:list-item>
          <text:p text:style-name="P35"><text:span text:style-name="T74">Exp</text:span><text:span text:style-name="T76">3</text:span><text:span text:style-name="T25"> find every .</text:span><text:span text:style-name="T24">txt file </text:span><text:span text:style-name="T25"><text:s/>in the desktop directory with level 2 depth -&gt; </text:span><text:span text:style-name="T61">find</text:span><text:span text:style-name="T25"> ~/Desktop/ </text:span><text:span text:style-name="T6">-</text:span><text:span text:style-name="T7">maxdepth 2</text:span><text:span text:style-name="T23"> -</text:span><text:span text:style-name="T8">name “*.txt”</text:span><text:span text:style-name="T25"> </text:span></text:p>
        </text:list-item>
        <text:list-item>
          <text:p text:style-name="P35"><text:span text:style-name="T74">Exp</text:span><text:span text:style-name="T75">4</text:span><text:span text:style-name="T25"> find every .</text:span><text:span text:style-name="T24">TXT file </text:span><text:span text:style-name="T25"><text:s/>in the desktop directory with level </text:span><text:span text:style-name="T24">3</text:span><text:span text:style-name="T25"> depth, </text:span><text:span text:style-name="T24">also, make sure it is case insensitive</text:span><text:span text:style-name="T25"> -&gt; </text:span><text:span text:style-name="T61">find</text:span><text:span text:style-name="T25"> ~/Desktop/ </text:span><text:span text:style-name="T6">-</text:span><text:span text:style-name="T7">maxdepth </text:span><text:span text:style-name="T8">3</text:span><text:span text:style-name="T23"> -</text:span><text:span text:style-name="T24">i</text:span><text:span text:style-name="T8">name “*.Txt”</text:span><text:span text:style-name="T25"> </text:span></text:p>
        </text:list-item>
      </text:list>
      <text:p text:style-name="P13"/>
      <text:p text:style-name="P5"><text:span text:style-name="T10">The </text:span><text:span text:style-name="T4">find</text:span><text:span text:style-name="T10"> command </text:span><text:span text:style-name="T11">notes/</text:span><text:span text:style-name="T10">examples</text:span> <text:span text:style-name="T29">( </text:span><text:span text:style-name="T34">file size</text:span><text:span text:style-name="T29">)</text:span></text:p>
      <text:list xml:id="list170321563426666" text:continue-numbering="true" text:style-name="L2">
        <text:list-item>
          <text:p text:style-name="P36"><text:span text:style-name="T57">To </text:span><text:span text:style-name="T72">search for just files or just directories you must use the </text:span><text:span text:style-name="T7">-</text:span><text:span text:style-name="T9">size</text:span><text:span text:style-name="T7"> </text:span><text:span text:style-name="T23">option </text:span><text:span text:style-name="T24">followed by </text:span><text:span text:style-name="T9">+100k or -100k. The 100k </text:span><text:span text:style-name="T26">stands for 100 Kilo Bites. Therefore, +100k means the files that are more that 100 kilo bites </text:span></text:p>
        </text:list-item>
        <text:list-item>
          <text:p text:style-name="P36"><text:span text:style-name="T24">To use the </text:span><text:span text:style-name="T8">-</text:span><text:span text:style-name="T9">size</text:span><text:span text:style-name="T8"> </text:span><text:span text:style-name="T24">option </text:span><text:span text:style-name="T26">you must specific the type of the file or folder you are searching using the</text:span><text:span text:style-name="T9"> -type </text:span><text:span text:style-name="T26">option</text:span></text:p>
          <text:p text:style-name="P44"/>
        </text:list-item>
        <text:list-item>
          <text:p text:style-name="P36"><text:span text:style-name="T74">Exp1</text:span><text:span text:style-name="T25"> </text:span><text:span text:style-name="T26">find </text:span><text:span text:style-name="T27">every</text:span><text:span text:style-name="T26"> file that is larger that 50k or kilo bite in your desktop </text:span><text:span text:style-name="T25">-&gt; </text:span><text:span text:style-name="T61">find</text:span><text:span text:style-name="T25"> ~/Desktop/ </text:span><text:span text:style-name="T6">-</text:span><text:span text:style-name="T9">type f -size +50k</text:span></text:p>
        </text:list-item>
        <text:list-item>
          <text:p text:style-name="P37"><text:span text:style-name="T74">Exp</text:span><text:span text:style-name="T75">2</text:span><text:span text:style-name="T83"> </text:span><text:span text:style-name="T84">find </text:span><text:span text:style-name="T86">every</text:span><text:span text:style-name="T84"> </text:span><text:span text:style-name="T86">folder</text:span><text:span text:style-name="T84"> that is </text:span><text:span text:style-name="T86">less</text:span><text:span text:style-name="T84"> tha</text:span><text:span text:style-name="T86">n</text:span><text:span text:style-name="T84"> 50k </text:span><text:span text:style-name="T19">and</text:span><text:span text:style-name="T86"> more than 30k </text:span><text:span text:style-name="T84">or kilo bite in your desktop </text:span><text:span text:style-name="T83">-&gt; </text:span><text:span text:style-name="T63">find</text:span><text:span text:style-name="T83"> ~/Desktop/ </text:span><text:span text:style-name="T91">-</text:span><text:span text:style-name="T93">type </text:span><text:span text:style-name="T94">d</text:span><text:span text:style-name="T93"> -size +</text:span><text:span text:style-name="T94">3</text:span><text:span text:style-name="T93">0k <text:s/>-</text:span><text:span text:style-name="T94">size -50k</text:span><text:span text:style-name="T86"> </text:span></text:p>
        </text:list-item>
        <text:list-item>
          <text:p text:style-name="P37"><text:span text:style-name="T74">Exp</text:span><text:span text:style-name="T75">3</text:span><text:span text:style-name="T83"> </text:span><text:span text:style-name="T84">find </text:span><text:span text:style-name="T86">every</text:span><text:span text:style-name="T84"> </text:span><text:span text:style-name="T86">folder</text:span><text:span text:style-name="T84"> that is </text:span><text:span text:style-name="T86">less</text:span><text:span text:style-name="T84"> tha</text:span><text:span text:style-name="T86">n</text:span><text:span text:style-name="T84"> 50k </text:span><text:span text:style-name="T19">or</text:span><text:span text:style-name="T86"> (</text:span><text:span text:style-name="T19">Type -o)</text:span><text:span text:style-name="T86"> more than 30k </text:span><text:span text:style-name="T84">or kilo bite in your desktop </text:span><text:span text:style-name="T83">-&gt; </text:span><text:span text:style-name="T63">find</text:span><text:span text:style-name="T83"> ~/Desktop/ </text:span><text:span text:style-name="T91">-</text:span><text:span text:style-name="T93">type </text:span><text:span text:style-name="T94">d</text:span><text:span text:style-name="T93"> -size </text:span><text:span text:style-name="T14">-</text:span><text:span text:style-name="T15">o </text:span><text:span text:style-name="T93">+</text:span><text:span text:style-name="T94">3</text:span><text:span text:style-name="T93">0k <text:s/>-</text:span><text:span text:style-name="T94">size -50k</text:span><text:span text:style-name="T86"> </text:span></text:p>
        </text:list-item>
      </text:list>
      <text:p text:style-name="P14"/>
      <text:p text:style-name="P6"><text:span text:style-name="T21">Additional </text:span><text:span text:style-name="T20">Abilities </text:span></text:p>
      <text:p text:style-name="P7"><text:span text:style-name="T41">1.</text:span><text:span text:style-name="T20"> </text:span><text:span text:style-name="T41">Counting the number of results</text:span><text:span text:style-name="T16"> </text:span></text:p>
      <text:list xml:id="list1803857371" text:style-name="L3">
        <text:list-item>
          <text:p text:style-name="P49">Using the word count command with the <text:span text:style-name="T5">-l </text:span>option to count the number of lines produced by a search </text:p>
          <text:list>
            <text:list-item>
              <text:p text:style-name="P49">The results must be piped to the <text:span text:style-name="T58">wc</text:span> command</text:p>
            </text:list-item>
            <text:list-item>
              <text:p text:style-name="P50">this is the <text:span text:style-name="T5">L</text:span> option but it is a lower case. I don’t want you to think that this is the number 1 </text:p>
            </text:list-item>
          </text:list>
        </text:list-item>
        <text:list-item>
          <text:p text:style-name="P45"><text:span text:style-name="T81">Exp1</text:span><text:span text:style-name="T83"> find every folder in the desktop directory with level </text:span><text:span text:style-name="T84">10</text:span><text:span text:style-name="T83"> depth, </text:span><text:span text:style-name="T84">then count the results</text:span><text:span text:style-name="T83"> -&gt; </text:span><text:span text:style-name="T63">find</text:span><text:span text:style-name="T83"> ~/Desktop/ </text:span><text:span text:style-name="T91">-</text:span><text:span text:style-name="T92">maxdepth </text:span><text:span text:style-name="T93">10</text:span><text:span text:style-name="T85"> -</text:span><text:span text:style-name="T92">type d</text:span><text:span text:style-name="T85"> </text:span><text:span text:style-name="T84">| </text:span><text:span text:style-name="T64">wc</text:span><text:span text:style-name="T84"> </text:span><text:span text:style-name="T93">-1</text:span></text:p>
        </text:list-item>
        <text:list-item>
          <text:p text:style-name="P46"><text:span text:style-name="T74">Exp</text:span><text:span text:style-name="T75">2</text:span><text:span text:style-name="T83"> </text:span><text:span text:style-name="T84">find </text:span><text:span text:style-name="T86">every</text:span><text:span text:style-name="T84"> </text:span><text:span text:style-name="T86">folder</text:span><text:span text:style-name="T84"> that is </text:span><text:span text:style-name="T86">less</text:span><text:span text:style-name="T84"> tha</text:span><text:span text:style-name="T86">n</text:span><text:span text:style-name="T84"> 50k </text:span><text:span text:style-name="T86">and more than 30k </text:span><text:span text:style-name="T84">or kilo bite in your desktop </text:span><text:span text:style-name="T83">-&gt; </text:span><text:span text:style-name="T63">find</text:span><text:span text:style-name="T83"> ~/Desktop/ </text:span><text:span text:style-name="T91">-</text:span><text:span text:style-name="T93">type </text:span><text:span text:style-name="T94">d</text:span><text:span text:style-name="T93"> -size +</text:span><text:span text:style-name="T94">3</text:span><text:span text:style-name="T93">0k <text:s/>-</text:span><text:span text:style-name="T94">size -50k</text:span><text:span text:style-name="T86"> | </text:span><text:span text:style-name="T65">wc</text:span><text:span text:style-name="T86"> -l </text:span></text:p>
        </text:list-item>
      </text:list>
      <text:p text:style-name="P14"/>
      <text:p text:style-name="P16"><text:span text:style-name="T43">2. </text:span><text:span text:style-name="T42">Using the </text:span><text:span text:style-name="T55">-exec</text:span><text:span text:style-name="T42"> </text:span><text:span text:style-name="T45">option</text:span></text:p>
      <text:list xml:id="list2510819340" text:style-name="L4">
        <text:list-item>
          <text:p text:style-name="P27"><text:span text:style-name="T28">T</text:span><text:span text:style-name="T22">he </text:span><text:span text:style-name="T13">-exec</text:span><text:span text:style-name="T22"> allows you perform actions on the results you get from the </text:span><text:span text:style-name="T71">find</text:span><text:span text:style-name="T22"> command </text:span></text:p>
        </text:list-item>
        <text:list-item>
          <text:p text:style-name="P27"><text:span text:style-name="T22">The </text:span><text:span text:style-name="T13">-exec</text:span><text:span text:style-name="T5"> </text:span><text:span text:style-name="T22">option must end with a </text:span><text:span text:style-name="T16">\;</text:span></text:p>
        </text:list-item>
        <text:list-item>
          <text:p text:style-name="P51"><text:soft-page-break/><text:span text:style-name="T54">The </text:span><text:span text:style-name="T46">-exec </text:span><text:span text:style-name="T54">to select the data that you will perform the action on and if that data is the all data from the </text:span><text:span text:style-name="T67">find</text:span><text:span text:style-name="T54"> command's result’’s then use </text:span><text:span text:style-name="T56">{} </text:span></text:p>
        </text:list-item>
      </text:list>
      <text:p text:style-name="P9"/>
      <text:p text:style-name="P18"><text:span text:style-name="T39">2.1 Example of using the </text:span><text:span text:style-name="T40">-exec</text:span><text:span text:style-name="T39"> option</text:span></text:p>
      <text:list xml:id="list170320412589831" text:continue-list="list1803857371" text:style-name="L3">
        <text:list-item>
          <text:p text:style-name="P47"><text:span text:style-name="T87">The ability to perform other commands on the results of the results from the results from the find command </text:span><text:span text:style-name="T84"><text:s/></text:span></text:p>
        </text:list-item>
        <text:list-item>
          <text:p text:style-name="P23"><text:span text:style-name="T77">E</text:span><text:span text:style-name="T73">xp1</text:span><text:span text:style-name="T82">. Search the entire file system for every file that is larger than 100k and less than 4 <text:s/>m -</text:span><text:span text:style-name="T88">&gt; sudo </text:span><text:span text:style-name="T66">find</text:span><text:span text:style-name="T88"> / -type f -size +100k -o -size -5M </text:span></text:p>
        </text:list-item>
        <text:list-item>
          <text:p text:style-name="P24"><text:span text:style-name="T77">E</text:span><text:span text:style-name="T78">xp2</text:span><text:span text:style-name="T88">. Search the entire file system for every file that is larger than 100k and less than 4M then find the number of results -&gt; sudo </text:span><text:span text:style-name="T66">find</text:span><text:span text:style-name="T88"> / -type f -size +100k -o -size -5M | wc -l</text:span></text:p>
        </text:list-item>
        <text:list-item>
          <text:p text:style-name="P24"><text:span text:style-name="T77">E</text:span><text:span text:style-name="T78">xp3</text:span><text:span text:style-name="T88">. Search the entire file system for every file that is larger than 100k and less than 4M then find the number of results. Then, copy everything into a textfile in the desktop -&gt; sudo </text:span><text:span text:style-name="T66">find</text:span><text:span text:style-name="T88"> / -type f -size +100k -o -size -5M&gt; ~/Desktop/new.txt </text:span></text:p>
        </text:list-item>
        <text:list-item>
          <text:p text:style-name="P48"><text:span text:style-name="T77">E</text:span><text:span text:style-name="T78">xp4</text:span><text:span text:style-name="T88">. Search the entire folder system for every file that is larger than 100k and less than 4M then find the number of results. Then, copy everything into a textfile in the desktop -&gt; sudo </text:span><text:span text:style-name="T66">find</text:span><text:span text:style-name="T88"> / -type f -size +100k -o -size -5M -exec </text:span><text:span text:style-name="T66">cp</text:span><text:span text:style-name="T88"> {} ~/Desktop/copy_here.</text:span><text:span text:style-name="T89">txt</text:span><text:span text:style-name="T88"> \;</text:span></text:p>
          <text:list>
            <text:list-item>
              <text:p text:style-name="P52"><text:span text:style-name="T82">You can use the </text:span><text:span text:style-name="T13">-ok</text:span><text:span text:style-name="T82"> instead of </text:span><text:span text:style-name="T88">T</text:span><text:span text:style-name="T82">he </text:span><text:span text:style-name="T90">-exec</text:span><text:span text:style-name="T82">, this will ask you before you do something </text:span></text:p>
            </text:list-item>
            <text:list-item>
              <text:p text:style-name="P52"><text:span text:style-name="T82">to exit the </text:span><text:span text:style-name="T13">-ok</text:span><text:span text:style-name="T82"> -&gt; cntrl+C</text:span></text:p>
            </text:list-item>
          </text:list>
        </text:list-item>
      </text:list>
      <text:p text:style-name="P15"/>
      <text:p text:style-name="P17"><text:span text:style-name="T44">3</text:span><text:span text:style-name="T43">.</text:span><text:span text:style-name="T95"> </text:span><text:span text:style-name="T45">Example </text:span><text:span text:style-name="T44">Finding a file from 50k folders</text:span></text:p>
      <text:list xml:id="list170320374814500" text:continue-numbering="true" text:style-name="L3">
        <text:list-item>
          <text:p text:style-name="P29"><text:span text:style-name="T87">The ability to perform other commands on the results of the results from the results from the find command </text:span><text:span text:style-name="T84"><text:s/></text:span></text:p>
        </text:list-item>
      </text:list>
      <text:list xml:id="list862593131" text:style-name="L5">
        <text:list-item>
          <text:p text:style-name="P30"><text:span text:style-name="T84">m</text:span><text:span text:style-name="T82">ake a folder called haystack in the desktop -&gt; </text:span><text:span text:style-name="T62">mkdir</text:span><text:span text:style-name="T82"> ~/Desktop/haystack</text:span></text:p>
        </text:list-item>
        <text:list-item>
          <text:p text:style-name="P30"><text:span text:style-name="T82">make 500 folders inside the haystack folder -&gt; </text:span><text:span text:style-name="T62">mkdir</text:span><text:span text:style-name="T82"> ~/Desktop/haystack/{1..500}</text:span></text:p>
        </text:list-item>
        <text:list-item>
          <text:p text:style-name="P53"><text:span text:style-name="T48">make </text:span><text:span text:style-name="T49">100 files inside each of the 500 folders</text:span><text:span text:style-name="T48"> inside the haystack folder -&gt; </text:span><text:span text:style-name="T70">touch</text:span><text:span text:style-name="T48"> ~/Desktop/haystack/{1..500}/</text:span><text:span text:style-name="T49">{1..100}</text:span></text:p>
        </text:list-item>
        <text:list-item>
          <text:p text:style-name="P54"><text:span text:style-name="T49">m</text:span><text:span text:style-name="T52">ake a file called needle.txt in folder within the haystack folders -</text:span><text:span text:style-name="T50">&gt; </text:span><text:span text:style-name="T69">touch</text:span><text:span text:style-name="T51"> haystack/$(shuf -i 1-500 -n 1)/needle.txt</text:span></text:p>
        </text:list-item>
        <text:list-item>
          <text:p text:style-name="P55"><text:span text:style-name="T51">f</text:span><text:span text:style-name="T47">ind the needle.txt file within the available folders -</text:span><text:span text:style-name="T53">&gt; </text:span><text:span text:style-name="T68">find</text:span><text:span text:style-name="T53"> ~/Desktop/ -name "needle.txt"</text:span></text:p>
        </text:list-item>
        <text:list-item>
          <text:p text:style-name="P28">move the needle.txt to the desktop, after knowing its location </text:p>
          <text:list>
            <text:list-item>
              <text:p text:style-name="P56"><text:span text:style-name="T47">method 1 -&gt; </text:span><text:span text:style-name="T62">mv</text:span><text:span text:style-name="T47"> ~/Desktop/haystack/408/needle.txt ~/Desktop/</text:span></text:p>
            </text:list-item>
            <text:list-item>
              <text:p text:style-name="P56"><text:span text:style-name="T47">method 2 -&gt; </text:span><text:span text:style-name="T62">find</text:span><text:span text:style-name="T47"> ~/Desktop/ -name "needle.txt" -exec </text:span><text:span text:style-name="T62">mv</text:span><text:span text:style-name="T47"> {} ~/Desktop \;</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06:04:15.210037022</meta:creation-date>
    <meta:generator>LibreOffice/6.4.7.2$Linux_X86_64 LibreOffice_project/40$Build-2</meta:generator>
    <dc:date>2022-01-22T17:03:19.811559087</dc:date>
    <meta:editing-duration>PT2H32M50S</meta:editing-duration>
    <meta:editing-cycles>9</meta:editing-cycles>
    <meta:document-statistic meta:table-count="0" meta:image-count="0" meta:object-count="0" meta:page-count="3" meta:paragraph-count="73" meta:word-count="1287" meta:character-count="6892" meta:non-whitespace-character-count="5699"/>
  </office:meta>
</office:document-meta>
</file>